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ust_contact_event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rial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true_tap</text:p>
          </table:table-cell>
          <table:table-cell office:value-type="string" calcext:value-type="string">
            <text:p>predicted_tap</text:p>
          </table:table-cell>
          <table:table-cell table:style-name="Default" office:value-type="string" calcext:value-type="string">
            <text:p>rf_correct</text:p>
          </table:table-cell>
          <table:table-cell office:value-type="string" calcext:value-type="string">
            <text:p>expected_action</text:p>
          </table:table-cell>
          <table:table-cell office:value-type="string" calcext:value-type="string">
            <text:p>actual_action</text:p>
          </table:table-cell>
          <table:table-cell table:style-name="Default" office:value-type="string" calcext:value-type="string">
            <text:p>fsm_correct</text:p>
          </table:table-cell>
          <table:table-cell office:value-type="string" calcext:value-type="string">
            <text:p>residual_rmse</text:p>
          </table:table-cell>
          <table:table-cell office:value-type="string" calcext:value-type="string">
            <text:p>force_error_perc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oub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hange_target</text:p>
          </table:table-cell>
          <table:table-cell office:value-type="string" calcext:value-type="string">
            <text:p>True</text:p>
          </table:table-cell>
          <table:table-cell office:value-type="float" office:value="1.33357300241898" calcext:value-type="float">
            <text:p>1.33357300241898</text:p>
          </table:table-cell>
          <table:table-cell office:value-type="float" office:value="1.03461225265495" calcext:value-type="float">
            <text:p>1.03461225265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ub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hange_target</text:p>
          </table:table-cell>
          <table:table-cell office:value-type="string" calcext:value-type="string">
            <text:p>True</text:p>
          </table:table-cell>
          <table:table-cell office:value-type="float" office:value="0.692105079398137" calcext:value-type="float">
            <text:p>0.692105079398137</text:p>
          </table:table-cell>
          <table:table-cell office:value-type="float" office:value="13.2608929314026" calcext:value-type="float">
            <text:p>13.2608929314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ong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True</text:p>
          </table:table-cell>
          <table:table-cell office:value-type="float" office:value="0.0318767389544542" calcext:value-type="float">
            <text:p>0.0318767389544542</text:p>
          </table:table-cell>
          <table:table-cell office:value-type="float" office:value="5.72883634784537" calcext:value-type="float">
            <text:p>5.72883634784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ng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True</text:p>
          </table:table-cell>
          <table:table-cell office:value-type="float" office:value="0.811331872971506" calcext:value-type="float">
            <text:p>0.811331872971506</text:p>
          </table:table-cell>
          <table:table-cell office:value-type="float" office:value="239.889703100711" calcext:value-type="float">
            <text:p>239.8897031007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Doub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hange_target</text:p>
          </table:table-cell>
          <table:table-cell office:value-type="string" calcext:value-type="string">
            <text:p>True</text:p>
          </table:table-cell>
          <table:table-cell office:value-type="float" office:value="0.603505914182589" calcext:value-type="float">
            <text:p>0.603505914182589</text:p>
          </table:table-cell>
          <table:table-cell office:value-type="float" office:value="2.8428720685264" calcext:value-type="float">
            <text:p>2.8428720685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ng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ontinue</text:p>
          </table:table-cell>
          <table:table-cell office:value-type="string" calcext:value-type="string">
            <text:p>True</text:p>
          </table:table-cell>
          <table:table-cell office:value-type="float" office:value="0.527271009424212" calcext:value-type="float">
            <text:p>0.527271009424212</text:p>
          </table:table-cell>
          <table:table-cell office:value-type="float" office:value="7.54693059750825" calcext:value-type="float">
            <text:p>7.54693059750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ng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ontinue</text:p>
          </table:table-cell>
          <table:table-cell office:value-type="string" calcext:value-type="string">
            <text:p>True</text:p>
          </table:table-cell>
          <table:table-cell office:value-type="float" office:value="1.23665183392957" calcext:value-type="float">
            <text:p>1.23665183392957</text:p>
          </table:table-cell>
          <table:table-cell office:value-type="float" office:value="15.8470516874408" calcext:value-type="float">
            <text:p>15.8470516874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ong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True</text:p>
          </table:table-cell>
          <table:table-cell office:value-type="float" office:value="0.45730832578044" calcext:value-type="float">
            <text:p>0.45730832578044</text:p>
          </table:table-cell>
          <table:table-cell office:value-type="float" office:value="6.6819341668244" calcext:value-type="float">
            <text:p>6.681934166824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Long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True</text:p>
          </table:table-cell>
          <table:table-cell office:value-type="float" office:value="0.0424488568487831" calcext:value-type="float">
            <text:p>0.0424488568487831</text:p>
          </table:table-cell>
          <table:table-cell office:value-type="float" office:value="15.4089104536262" calcext:value-type="float">
            <text:p>15.4089104536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ng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True</text:p>
          </table:table-cell>
          <table:table-cell office:value-type="float" office:value="0.898157270366715" calcext:value-type="float">
            <text:p>0.898157270366715</text:p>
          </table:table-cell>
          <table:table-cell office:value-type="float" office:value="86.1117257134416" calcext:value-type="float">
            <text:p>86.1117257134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ub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hange_target</text:p>
          </table:table-cell>
          <table:table-cell office:value-type="string" calcext:value-type="string">
            <text:p>True</text:p>
          </table:table-cell>
          <table:table-cell office:value-type="float" office:value="0.204981616924905" calcext:value-type="float">
            <text:p>0.204981616924905</text:p>
          </table:table-cell>
          <table:table-cell office:value-type="float" office:value="7.64373171354901" calcext:value-type="float">
            <text:p>7.64373171354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uble_T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hange_target</text:p>
          </table:table-cell>
          <table:table-cell office:value-type="string" calcext:value-type="string">
            <text:p>True</text:p>
          </table:table-cell>
          <table:table-cell office:value-type="float" office:value="0.496497410621295" calcext:value-type="float">
            <text:p>0.496497410621295</text:p>
          </table:table-cell>
          <table:table-cell office:value-type="float" office:value="10.4357145259711" calcext:value-type="float">
            <text:p>10.4357145259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4-10T13:52:27.350140037</dc:date>
    <meta:editing-duration>PT31M5S</meta:editing-duration>
    <meta:editing-cycles>2</meta:editing-cycles>
    <meta:document-statistic meta:table-count="1" meta:cell-count="130" meta:object-count="0"/>
  </office:meta>
</office:document-meta>
</file>